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95cc" officeooo:paragraph-rsid="001095cc"/>
    </style:style>
    <style:style style:name="P2" style:family="paragraph" style:parent-style-name="Standard">
      <style:paragraph-properties fo:text-align="start" style:justify-single-word="false"/>
      <style:text-properties officeooo:rsid="0010cd1f" officeooo:paragraph-rsid="0010cd1f"/>
    </style:style>
    <style:style style:name="P3" style:family="paragraph" style:parent-style-name="Standard">
      <style:paragraph-properties fo:text-align="start" style:justify-single-word="false"/>
      <style:text-properties officeooo:rsid="00129ad0" officeooo:paragraph-rsid="00129ad0"/>
    </style:style>
    <style:style style:name="P4" style:family="paragraph" style:parent-style-name="Standard">
      <style:paragraph-properties fo:text-align="start" style:justify-single-word="false"/>
      <style:text-properties officeooo:rsid="00192db5" officeooo:paragraph-rsid="00129ad0"/>
    </style:style>
    <style:style style:name="P5" style:family="paragraph" style:parent-style-name="Standard">
      <style:paragraph-properties fo:text-align="start" style:justify-single-word="false"/>
      <style:text-properties officeooo:rsid="00192db5" officeooo:paragraph-rsid="00192db5"/>
    </style:style>
    <style:style style:name="P6" style:family="paragraph" style:parent-style-name="Standard">
      <style:paragraph-properties fo:text-align="start" style:justify-single-word="false"/>
      <style:text-properties officeooo:rsid="00192db5" officeooo:paragraph-rsid="001f942a"/>
    </style:style>
    <style:style style:name="P7" style:family="paragraph" style:parent-style-name="Standard">
      <style:paragraph-properties fo:text-align="start" style:justify-single-word="false"/>
      <style:text-properties officeooo:rsid="00192db5" officeooo:paragraph-rsid="00206cf1"/>
    </style:style>
    <style:style style:name="T1" style:family="text">
      <style:text-properties officeooo:rsid="00146e00"/>
    </style:style>
    <style:style style:name="T2" style:family="text">
      <style:text-properties officeooo:rsid="001e20a8"/>
    </style:style>
    <style:style style:name="T3" style:family="text">
      <style:text-properties officeooo:rsid="001f9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LUSTRATION-:</text:p>
      <text:p text:style-name="P1"/>
      <text:p text:style-name="P3">INPUT-:</text:p>
      <text:p text:style-name="P1"/>
      <text:p text:style-name="P2">1.enter the order of matrix.</text:p>
      <text:p text:style-name="P2">2.<text:span text:style-name="T1">enter the values of matrix.</text:span></text:p>
      <text:p text:style-name="P2"/>
      <text:p text:style-name="P3">Example-: </text:p>
      <text:p text:style-name="P3"/>
      <text:p text:style-name="P3">Enter the order of the matrix A -: 3</text:p>
      <text:p text:style-name="P3"/>
      <text:p text:style-name="P3">Enter the a(11) element -: 1</text:p>
      <text:p text:style-name="P3">Enter the a(12) element -: 2</text:p>
      <text:p text:style-name="P3">Enter the a(13) element -: 3</text:p>
      <text:p text:style-name="P3"/>
      <text:p text:style-name="P3">'New row started'</text:p>
      <text:p text:style-name="P3"><text:s/></text:p>
      <text:p text:style-name="P3">Enter the a(21) element -: 4</text:p>
      <text:p text:style-name="P3">Enter the a(22) element -: 5</text:p>
      <text:p text:style-name="P3">Enter the a(23) element -: 6</text:p>
      <text:p text:style-name="P3"/>
      <text:p text:style-name="P3">'New row started'</text:p>
      <text:p text:style-name="P3"><text:s/></text:p>
      <text:p text:style-name="P3">Enter the a(31) element -: 7</text:p>
      <text:p text:style-name="P3">Enter the a(32) element -: 8</text:p>
      <text:p text:style-name="P3">Enter the a(33) element -: 9</text:p>
      <text:p text:style-name="P3"/>
      <text:p text:style-name="P3">OUTPUT-:</text:p>
      <text:p text:style-name="P3"/>
      <text:p text:style-name="P3">The original matrix is-: </text:p>
      <text:p text:style-name="P3"/>
      <text:p text:style-name="P3">1.00 <text:s text:c="3"/>2.00 <text:s text:c="3"/>3.00</text:p>
      <text:p text:style-name="P3">4.00 <text:s text:c="3"/>5.00 <text:s text:c="3"/>6.00</text:p>
      <text:p text:style-name="P3">7.00 <text:s text:c="3"/>8.00 <text:s text:c="3"/>9.00</text:p>
      <text:p text:style-name="P3"/>
      <text:p text:style-name="P3">The upper triangular matrix is -: </text:p>
      <text:p text:style-name="P3"/>
      <text:p text:style-name="P3">1.00 <text:s text:c="3"/>2.00 <text:s text:c="3"/>3.00</text:p>
      <text:p text:style-name="P3">0.00 <text:s text:c="3"/>5.00 <text:s text:c="3"/>6.00</text:p>
      <text:p text:style-name="P3">0.00 <text:s text:c="3"/>0.00 <text:s text:c="3"/>9.00</text:p>
      <text:p text:style-name="P3"/>
      <text:p text:style-name="P3">The lower triangular matrix is -: </text:p>
      <text:p text:style-name="P3"/>
      <text:p text:style-name="P3">1.00 <text:s text:c="3"/>0.00 <text:s text:c="3"/>0.00</text:p>
      <text:p text:style-name="P3">4.00 <text:s text:c="3"/>5.00 <text:s text:c="3"/>0.00</text:p>
      <text:p text:style-name="P3">7.00 <text:s text:c="3"/>8.00 <text:s text:c="3"/>9.00</text:p>
      <text:p text:style-name="P3"/>
      <text:p text:style-name="P3"/>
      <text:p text:style-name="P3"/>
      <text:p text:style-name="P3"/>
      <text:p text:style-name="P4"/>
      <text:p text:style-name="P4"/>
      <text:p text:style-name="P5">ALGORITHM-:</text:p>
      <text:p text:style-name="P5"/>
      <text:p text:style-name="P5">INPUT-:</text:p>
      <text:p text:style-name="P5"><text:line-break/> <text:s text:c="4"/>for (i = 1; i &lt;= n; i++)<text:line-break/>{<text:line-break/> <text:s text:c="3"/>for (j = 1; j &lt;= n; j++)<text:line-break/> <text:s text:c="3"/>{<text:line-break/> <text:s text:c="7"/>scanf("%f", &amp;matrix[i][j])\\matrix entry<text:line-break/> <text:s text:c="7"/>{<text:line-break/> <text:s text:c="11"/>}</text:p>
      <text:p text:style-name="P6"><text:span text:style-name="T3">\</text:span>*<text:span text:style-name="T3">a matrix is defined as an upper triangular matrix where a[i][j]=0 when i&lt;j. *\</text:span><text:line-break/> <text:s text:c="7"/><text:line-break/> <text:s text:c="7"/>for (i = 1; i &lt;= n; i++)<text:line-break/> <text:s text:c="7"/>{ <text:line-break/> <text:s text:c="11"/>for (j = 1; j &lt;= n; j++)<text:line-break/> <text:s text:c="11"/>{<text:line-break/> <text:s text:c="15"/>if (i &gt; j)<text:line-break/> <text:s text:c="19"/>{<text:line-break/> <text:s text:c="23"/>printf("%0.2f\t", 0.00)<text:line-break/> <text:s text:c="19"/>}<text:line-break/> <text:s text:c="15"/>else<text:line-break/> <text:s text:c="15"/>{<text:line-break/> <text:s text:c="19"/>printf("%0.2f\t", matrix[i][j])<text:line-break/> <text:s text:c="15"/>}<text:line-break/> <text:s text:c="11"/>}</text:p>
      <text:p text:style-name="P7"><text:span text:style-name="T3">\</text:span>*<text:span text:style-name="T3">a matrix is defined as an LOWER triangular matrix where a[i][j]=0 when i&lt;j. *\</text:span></text:p>
      <text:p text:style-name="P7"/>
      <text:p text:style-name="P7">for (i = 1; i &lt;= n; i++)<text:line-break/> <text:s text:c="7"/>{ <text:line-break/> <text:s text:c="11"/>for (j = 1; j &lt;= n; j++)<text:line-break/> <text:s text:c="11"/>{<text:line-break/> <text:s text:c="15"/>if (i &gt; j)<text:line-break/> <text:s text:c="19"/>{<text:line-break/> <text:s text:c="23"/>printf("%0.2f\t", 0.00)<text:line-break/> <text:s text:c="19"/>}<text:line-break/> <text:s text:c="15"/>else<text:line-break/> <text:s text:c="15"/>{<text:line-break/> <text:s text:c="19"/>printf("%0.2f\t", matrix[i][j])<text:line-break/> <text:s text:c="15"/>}<text:line-break/> <text:s text:c="11"/>}<text:line-break/> <text:s text:c="7"/><text:line-break/> <text:s text:c="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8T18:19:01.502000000</meta:creation-date>
    <dc:date>2022-01-18T23:34:27.365000000</dc:date>
    <meta:editing-duration>PT1H39M32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8" meta:word-count="243" meta:character-count="1707" meta:non-whitespace-character-count="973"/>
  </office:meta>
</office:document-meta>
</file>